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paragraph-properties fo:line-height="115%"/>
      <style:text-properties officeooo:paragraph-rsid="0017acb9"/>
    </style:style>
    <style:style style:name="P2" style:family="paragraph" style:parent-style-name="normal" style:master-page-name="Standard">
      <style:paragraph-properties fo:line-height="115%" style:page-number="1"/>
      <style:text-properties officeooo:paragraph-rsid="0017acb9"/>
    </style:style>
    <style:style style:name="P3" style:family="paragraph" style:parent-style-name="normal">
      <style:paragraph-properties fo:line-height="115%"/>
      <style:text-properties officeooo:paragraph-rsid="0017acb9"/>
    </style:style>
    <style:style style:name="P4" style:family="paragraph" style:parent-style-name="normal">
      <style:paragraph-properties fo:margin-left="1.27cm" fo:margin-top="0cm" fo:margin-bottom="0cm" style:contextual-spacing="false" fo:line-height="115%" fo:text-indent="-0.635cm" style:auto-text-indent="false" fo:break-before="page"/>
      <style:text-properties officeooo:paragraph-rsid="0017acb9"/>
    </style:style>
    <style:style style:name="P5" style:family="paragraph" style:parent-style-name="normal">
      <style:paragraph-properties fo:margin-left="1.27cm" fo:margin-top="0cm" fo:margin-bottom="0cm" style:contextual-spacing="false" fo:line-height="115%" fo:text-indent="-0.635cm" style:auto-text-indent="false"/>
      <style:text-properties officeooo:paragraph-rsid="0017acb9"/>
    </style:style>
    <style:style style:name="P6" style:family="paragraph" style:parent-style-name="normal">
      <style:paragraph-properties fo:margin-left="1.27cm" fo:margin-top="0cm" fo:margin-bottom="0cm" style:contextual-spacing="false" fo:line-height="115%" fo:text-indent="0cm" style:auto-text-indent="false"/>
      <style:text-properties officeooo:paragraph-rsid="0017dde3"/>
    </style:style>
    <style:style style:name="P7" style:family="paragraph" style:parent-style-name="normal">
      <style:paragraph-properties fo:margin-left="1.27cm" fo:margin-top="0cm" fo:margin-bottom="0cm" style:contextual-spacing="false" fo:line-height="115%" fo:text-indent="-0.635cm" style:auto-text-indent="false"/>
      <style:text-properties officeooo:paragraph-rsid="0017dde3"/>
    </style:style>
    <style:style style:name="P8" style:family="paragraph" style:parent-style-name="normal">
      <loext:graphic-properties draw:fill="solid" draw:fill-color="#ffffff"/>
      <style:paragraph-properties fo:margin-left="3.81cm" fo:margin-top="0cm" fo:margin-bottom="0cm" style:contextual-spacing="false" fo:line-height="121%" fo:text-indent="0cm" style:auto-text-indent="false" fo:background-color="#ffffff"/>
      <style:text-properties officeooo:paragraph-rsid="0017acb9"/>
    </style:style>
    <style:style style:name="P9" style:family="paragraph" style:parent-style-name="normal">
      <style:paragraph-properties fo:margin-left="1.27cm" fo:margin-top="0cm" fo:margin-bottom="0cm" style:contextual-spacing="false" fo:line-height="115%" fo:text-indent="-0.635cm" style:auto-text-indent="false"/>
      <style:text-properties officeooo:rsid="0017acb9" officeooo:paragraph-rsid="0017acb9"/>
    </style:style>
    <style:style style:name="P10" style:family="paragraph" style:parent-style-name="normal">
      <style:paragraph-properties fo:margin-left="1.27cm" fo:margin-top="0cm" fo:margin-bottom="0cm" style:contextual-spacing="false" fo:line-height="115%" fo:text-indent="-0.635cm" style:auto-text-indent="false"/>
      <style:text-properties fo:font-size="14pt" officeooo:rsid="0017acb9" officeooo:paragraph-rsid="0017acb9" style:font-size-asian="14pt" style:font-size-complex="14pt"/>
    </style:style>
    <style:style style:name="P11" style:family="paragraph" style:parent-style-name="normal">
      <style:paragraph-properties fo:margin-left="1.27cm" fo:margin-top="0cm" fo:margin-bottom="0cm" style:contextual-spacing="false" fo:line-height="115%" fo:text-indent="-0.635cm" style:auto-text-indent="false"/>
      <style:text-properties style:font-name="aakar" fo:font-size="11pt" fo:font-weight="normal" officeooo:paragraph-rsid="0017acb9" style:font-size-asian="11pt" style:font-weight-asian="normal" style:font-size-complex="11pt" style:font-weight-complex="normal"/>
    </style:style>
    <style:style style:name="P12" style:family="paragraph" style:parent-style-name="normal">
      <style:paragraph-properties fo:margin-left="1.27cm" fo:margin-top="0cm" fo:margin-bottom="0cm" style:contextual-spacing="false" fo:line-height="115%" fo:text-indent="-0.635cm" style:auto-text-indent="false"/>
      <style:text-properties officeooo:rsid="0017dde3" officeooo:paragraph-rsid="0017dde3"/>
    </style:style>
    <style:style style:name="P13" style:family="paragraph" style:parent-style-name="normal">
      <style:paragraph-properties fo:margin-left="1.27cm" fo:margin-top="0cm" fo:margin-bottom="0cm" style:contextual-spacing="false" fo:line-height="115%" fo:text-indent="0cm" style:auto-text-indent="false"/>
      <style:text-properties officeooo:rsid="0017dde3" officeooo:paragraph-rsid="0017dde3"/>
    </style:style>
    <style:style style:name="P14" style:family="paragraph" style:parent-style-name="normal">
      <style:text-properties officeooo:rsid="0017dde3" officeooo:paragraph-rsid="0017dde3"/>
    </style:style>
    <style:style style:name="P15" style:family="paragraph" style:parent-style-name="normal">
      <style:text-properties officeooo:paragraph-rsid="0017dde3"/>
    </style:style>
    <style:style style:name="P16" style:family="paragraph" style:parent-style-name="normal">
      <style:paragraph-properties fo:margin-left="1.27cm" fo:margin-top="0cm" fo:margin-bottom="0cm" style:contextual-spacing="false" fo:line-height="115%" fo:text-indent="-0.635cm" style:auto-text-indent="false"/>
      <style:text-properties fo:font-weight="bold" officeooo:rsid="0017acb9" officeooo:paragraph-rsid="0017acb9" style:font-weight-asian="bold" style:font-weight-complex="bold"/>
    </style:style>
    <style:style style:name="P17" style:family="paragraph" style:parent-style-name="normal">
      <style:paragraph-properties fo:margin-left="1.27cm" fo:margin-top="0cm" fo:margin-bottom="0cm" style:contextual-spacing="false" fo:line-height="115%" fo:text-indent="-0.635cm" style:auto-text-indent="false"/>
      <style:text-properties fo:font-weight="bold" officeooo:rsid="0017dde3" officeooo:paragraph-rsid="0017dde3" style:font-weight-asian="bold" style:font-weight-complex="bold"/>
    </style:style>
    <style:style style:name="P18" style:family="paragraph" style:parent-style-name="normal">
      <style:paragraph-properties fo:margin-left="1.27cm" fo:margin-top="0cm" fo:margin-bottom="0cm" style:contextual-spacing="false" fo:line-height="115%" fo:text-indent="0cm" style:auto-text-indent="false"/>
      <style:text-properties fo:font-weight="bold" officeooo:rsid="0017dde3" officeooo:paragraph-rsid="0017dde3" style:font-weight-asian="bold" style:font-weight-complex="bold"/>
    </style:style>
    <style:style style:name="P19" style:family="paragraph" style:parent-style-name="normal">
      <style:paragraph-properties fo:margin-left="1.27cm" fo:margin-top="0cm" fo:margin-bottom="0cm" style:contextual-spacing="false" fo:line-height="115%" fo:text-indent="0cm" style:auto-text-indent="false"/>
      <style:text-properties fo:font-weight="normal" officeooo:rsid="0017dde3" officeooo:paragraph-rsid="0017dde3" style:font-weight-asian="normal" style:font-weight-complex="normal"/>
    </style:style>
    <style:style style:name="P20" style:family="paragraph" style:parent-style-name="normal">
      <style:paragraph-properties fo:margin-left="1.27cm" fo:margin-top="0cm" fo:margin-bottom="0cm" style:contextual-spacing="false" fo:line-height="115%" fo:text-indent="-0.635cm" style:auto-text-indent="false"/>
      <style:text-properties officeooo:rsid="0019adeb" officeooo:paragraph-rsid="0019adeb"/>
    </style:style>
    <style:style style:name="T1" style:family="text">
      <style:text-properties fo:font-size="26pt" style:font-size-asian="26pt" style:font-size-complex="26pt"/>
    </style:style>
    <style:style style:name="T2" style:family="text">
      <style:text-properties officeooo:rsid="0017acb9"/>
    </style:style>
    <style:style style:name="T3" style:family="text">
      <style:text-properties fo:font-size="14pt" style:font-size-asian="14pt" style:font-size-complex="14pt"/>
    </style:style>
    <style:style style:name="T4" style:family="text">
      <style:text-properties fo:font-size="14pt" officeooo:rsid="0017dde3"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fo:font-weight="bold" officeooo:rsid="0017acb9" style:font-size-asian="14pt" style:font-weight-asian="bold" style:font-size-complex="14pt"/>
    </style:style>
    <style:style style:name="T7" style:family="text">
      <style:text-properties fo:font-variant="normal" fo:text-transform="none" fo:color="#3c4043" loext:opacity="100%" style:font-name="aakar" fo:font-size="11pt" fo:letter-spacing="normal" fo:font-style="normal" fo:font-weight="normal" style:font-size-asian="11pt" style:font-weight-asian="normal" style:font-size-complex="11pt" style:font-weight-complex="normal"/>
    </style:style>
    <style:style style:name="T8" style:family="text">
      <style:text-properties fo:font-variant="normal" fo:text-transform="none" fo:color="#3c4043" loext:opacity="100%" fo:letter-spacing="normal" fo:font-style="normal" officeooo:rsid="0017acb9"/>
    </style:style>
    <style:style style:name="T9" style:family="text">
      <style:text-properties fo:font-variant="normal" fo:text-transform="none" fo:color="#5f6368" loext:opacity="100%" style:font-name="Inter" fo:font-size="14pt" fo:letter-spacing="normal" fo:font-style="normal" fo:font-weight="normal" style:font-size-asian="14pt" style:font-size-complex="14pt"/>
    </style:style>
    <style:style style:name="T10" style:family="text">
      <style:text-properties fo:font-variant="normal" fo:text-transform="none" fo:color="#5f6368" loext:opacity="100%" style:font-name="Inter" fo:font-size="10pt" fo:letter-spacing="normal" fo:font-style="normal" fo:font-weight="normal" style:font-size-asian="10pt" style:font-size-complex="10pt"/>
    </style:style>
    <style:style style:name="T11" style:family="text">
      <style:text-properties fo:font-variant="normal" fo:text-transform="none" fo:color="#5f6368" loext:opacity="100%" style:font-name="aakar" fo:font-size="14pt" fo:letter-spacing="normal" fo:font-style="normal" fo:font-weight="normal" style:font-size-asian="14pt" style:font-size-complex="14pt"/>
    </style:style>
    <style:style style:name="T12" style:family="text">
      <style:text-properties fo:font-variant="normal" fo:text-transform="none" fo:color="#5f6368" loext:opacity="100%" style:font-name="aakar" fo:font-size="14pt" fo:letter-spacing="normal" fo:font-style="normal" fo:font-weight="bold" style:font-size-asian="14pt" style:font-weight-asian="bold" style:font-size-complex="14pt" style:font-weight-complex="bold"/>
    </style:style>
    <style:style style:name="T13" style:family="text">
      <style:text-properties fo:font-variant="normal" fo:text-transform="none" fo:color="#000000" loext:opacity="100%" style:font-name="aakar" fo:font-size="14pt" fo:letter-spacing="normal" fo:font-style="normal" fo:font-weight="bold" style:font-size-asian="14pt" style:font-weight-asian="bold" style:font-size-complex="14pt" style:font-weight-complex="bold"/>
    </style:style>
    <style:style style:name="T14" style:family="text">
      <style:text-properties fo:font-variant="normal" fo:text-transform="none" fo:color="#000000" loext:opacity="100%" style:font-name="aakar" fo:font-size="14pt" fo:letter-spacing="normal" fo:font-style="normal" fo:font-weight="normal" style:font-size-asian="14pt" style:font-weight-asian="normal" style:font-size-complex="14pt" style:font-weight-complex="normal"/>
    </style:style>
    <style:style style:name="T15" style:family="text">
      <style:text-properties fo:font-weight="bold" style:font-weight-asian="bold"/>
    </style:style>
    <style:style style:name="T16" style:family="text">
      <style:text-properties officeooo:rsid="0017dd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Software Requirement Specification </text:span></text:p>
      <text:p text:style-name="P3">for </text:p>
      <text:p text:style-name="P3" loext:marker-style-name="T1"><text:span text:style-name="T1">Internation Stock Price Prediction using LSTM</text:span></text:p>
      <text:p text:style-name="P3"/>
      <text:p text:style-name="P3">Prepared By :<text:span text:style-name="T2">Gautam pankut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epared By :Avinash Prajapati</text:p>
      <text:p text:style-name="P3"/>
      <text:p text:style-name="P3"/>
      <text:p text:style-name="P3"/>
      <text:p text:style-name="P4" loext:marker-style-name="T5"><text:span text:style-name="T5"/></text:p>
      <text:p text:style-name="P9" loext:marker-style-name="T5"><text:span text:style-name="T5">1. Industry Name : </text:span></text:p>
      <text:p text:style-name="P9" loext:marker-style-name="T5"><text:span text:style-name="T5"><text:tab/>Stock Market</text:span></text:p>
      <text:p text:style-name="P9" loext:marker-style-name="T5"><text:span text:style-name="T5"/></text:p>
      <text:p text:style-name="P9" loext:marker-style-name="T5"><text:span text:style-name="T5">2. Dataset Name : </text:span></text:p>
      <text:p text:style-name="P10" loext:marker-style-name="T5"><text:span text:style-name="T15"><text:tab/> Netflix Stock Prediction</text:span></text:p>
      <text:p text:style-name="P9" loext:marker-style-name="T5"><text:span text:style-name="T5"><text:tab/></text:span></text:p>
      <text:p text:style-name="P5" loext:marker-style-name="T5"><text:span text:style-name="T6"><text:tab/></text:span><text:span text:style-name="T7">The Dataset contains data for 5 years ie. from 5th Feb 2018 to 5th Feb 2022</text:span></text:p>
      <text:p text:style-name="P11" loext:marker-style-name="T5"><text:span text:style-name="T8"/></text:p>
      <text:p text:style-name="P11" loext:marker-style-name="T5"><text:span text:style-name="T8"><text:tab/>The art of forecasting stock prices has been a difficult task for many of the researchers and analysts. In fact, investors are highly interested in the research area of stock price prediction. For a good and successful investment, many investors are keen on knowing the future situation of the stock market. Good and effective prediction systems for the stock market help traders, investors, and analyst by providing supportive information like the future direction of the stock market.</text:span></text:p>
      <text:p text:style-name="P11" loext:marker-style-name="T5"><text:span text:style-name="T8"/></text:p>
      <text:p text:style-name="P11" loext:marker-style-name="T5"><text:span text:style-name="T8"/></text:p>
      <text:p text:style-name="P16" loext:marker-style-name="T5">3. Features : </text:p>
      <text:p text:style-name="P9" loext:marker-style-name="T5"/>
      <text:p text:style-name="P9" loext:marker-style-name="T5"><text:tab/>3.1 : Date</text:p>
      <text:p text:style-name="P9" loext:marker-style-name="T5"><text:tab/>3.2 : Open</text:p>
      <text:p text:style-name="P9" loext:marker-style-name="T5"><text:tab/>3.3 : High</text:p>
      <text:p text:style-name="P9" loext:marker-style-name="T5"><text:tab/>3.4 : Low</text:p>
      <text:p text:style-name="P9" loext:marker-style-name="T5"><text:tab/>3.5 : Close</text:p>
      <text:p text:style-name="P9" loext:marker-style-name="T5"><text:tab/>3.6 : Adj Close</text:p>
      <text:p text:style-name="P9" loext:marker-style-name="T5"><text:tab/>3.7 : Volume</text:p>
      <text:p text:style-name="P9" loext:marker-style-name="T5"><text:tab/></text:p>
      <text:p text:style-name="P9" loext:marker-style-name="T5"/>
      <text:p text:style-name="P17" loext:marker-style-name="T5">4. Importance of Features : </text:p>
      <text:p text:style-name="P12" loext:marker-style-name="T5"/>
      <text:p text:style-name="P12" loext:marker-style-name="T5"><text:tab/>4.1 : Date</text:p>
      <text:p text:style-name="P12" loext:marker-style-name="T5"><text:tab/><text:tab/><text:span text:style-name="T3">Represents the date of the stock price data.</text:span></text:p>
      <text:p text:style-name="P12" loext:marker-style-name="T5"><text:span text:style-name="T3"><text:tab/>4.2 : Open</text:span></text:p>
      <text:p text:style-name="P12" loext:marker-style-name="T5"><text:span text:style-name="T3"><text:tab/><text:tab/>Represents the opening price of the stock on a particular date.</text:span></text:p>
      <text:p text:style-name="P13" loext:marker-style-name="T5"><text:span text:style-name="T3">4.3 : High</text:span></text:p>
      <text:p text:style-name="P13" loext:marker-style-name="T5"><text:span text:style-name="T3"><text:tab/>Represents the highest price the stock reached during the trading day.</text:span></text:p>
      <text:p text:style-name="P13" loext:marker-style-name="T5"><text:span text:style-name="T3">4.4 : Low</text:span></text:p>
      <text:p text:style-name="P13" loext:marker-style-name="T5"><text:span text:style-name="T3"><text:tab/>Represents the lowest price the stock reached during the trading day.</text:span></text:p>
      <text:p text:style-name="P13" loext:marker-style-name="T5"><text:span text:style-name="T3">4.5 : Close</text:span></text:p>
      <text:p text:style-name="P13" loext:marker-style-name="T5"><text:span text:style-name="T3"><text:tab/>Represents the closing price of the stock on a particular date.</text:span></text:p>
      <text:p text:style-name="P13" loext:marker-style-name="T5"><text:span text:style-name="T3"/></text:p>
      <text:p text:style-name="P13" loext:marker-style-name="T5"><text:span text:style-name="T3"/></text:p>
      <text:p text:style-name="P13" loext:marker-style-name="T5"><text:span text:style-name="T3"/></text:p>
      <text:p text:style-name="P18" loext:marker-style-name="T5"><text:soft-page-break/><text:span text:style-name="T3"/></text:p>
      <text:p text:style-name="P19" loext:marker-style-name="T5"><text:span text:style-name="T3">4.6 : Adj Close </text:span></text:p>
      <text:p text:style-name="P6" loext:marker-style-name="T5"><text:span text:style-name="T4"><text:tab/></text:span><text:span text:style-name="T14">Adjusted close price adjusted for splits and dividend and/or <text:tab/>capital gain distributions.</text:span></text:p>
      <text:p text:style-name="normal"><text:span text:style-name="T4"><text:tab/>4.7 : Volume</text:span></text:p>
      <text:p text:style-name="P15"><text:span text:style-name="T4"><text:tab/><text:tab/>Represents the trading volume, i.e., the number of shares traded on that <text:tab/><text:tab/>date.</text:span></text:p>
      <text:p text:style-name="normal"/>
      <text:p text:style-name="normal"/>
      <text:p text:style-name="P14">5. Algorythem</text:p>
      <text:p text:style-name="P14"/>
      <text:p text:style-name="P14"><text:tab/>LSTM</text:p>
      <text:p text:style-name="P14"/>
      <text:p text:style-name="P14">6. Prediction </text:p>
      <text:p text:style-name="P14"><text:tab/></text:p>
      <text:p text:style-name="P14"><text:tab/><text:span text:style-name="T3">Long Short-Term Memory (LSTM) is a type of neural network that can learn <text:tab/>and retain information over time. It's used to solve problems involving large <text:tab/>data sequences, such as stock price prediction.</text:span><text:span text:style-name="T5"> </text:span></text:p>
      <text:p text:style-name="P14"><text:tab/></text:p>
      <text:p text:style-name="P7" loext:marker-style-name="T5"><text:span text:style-name="T16"><text:tab/></text:span><text:span text:style-name="T4">The LSTM works well on the time series dataset because it can retain the information of long previous data.</text:span></text:p>
      <text:p text:style-name="P7" loext:marker-style-name="T5"><text:span text:style-name="T4"/></text:p>
      <text:p text:style-name="P7" loext:marker-style-name="T5"><text:span text:style-name="T4"/></text:p>
      <text:p text:style-name="P20" loext:marker-style-name="T5"><text:span text:style-name="T4">7. </text:span><text:span text:style-name="T3">Best algorythem </text:span></text:p>
      <text:p text:style-name="P20" loext:marker-style-name="T5"><text:span text:style-name="T3"/></text:p>
      <text:p text:style-name="P20" loext:marker-style-name="T5"><text:span text:style-name="T3"><text:tab/>The LSTM is a robust algorithm for the time series data.</text:span></text:p>
      <text:p text:style-name="P20" loext:marker-style-name="T5"><text:span text:style-name="T3"><text:tab/></text:span></text:p>
      <text:p text:style-name="P8"><text:span text:style-name="T3"/></text:p>
      <text:p text:style-name="P8"><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1:12:47.419383861</meta:creation-date>
    <dc:date>2025-02-20T11:37:06.740728419</dc:date>
    <meta:editing-duration>PT2M25S</meta:editing-duration>
    <meta:editing-cycles>1</meta:editing-cycles>
    <meta:document-statistic meta:table-count="0" meta:image-count="0" meta:object-count="0" meta:page-count="4" meta:paragraph-count="46" meta:word-count="323" meta:character-count="1896" meta:non-whitespace-character-count="1565"/>
    <meta:generator>LibreOffice/24.2.7.2$Linux_X86_64 LibreOffice_project/420$Build-2</meta:generator>
  </office:meta>
</office:document-meta>
</file>